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8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4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 style:data-style-name="N50"/>
    <style:style style:name="ce2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1"/>
        <table:table-column table:style-name="co2" table:default-cell-style-name="ce2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wkt_geom</text:p>
          </table:table-cell>
          <table:table-cell office:value-type="string" calcext:value-type="string">
            <text:p>crb_tree_i</text:p>
          </table:table-cell>
          <table:table-cell office:value-type="string" calcext:value-type="string">
            <text:p>DeviceID</text:p>
          </table:table-cell>
          <table:table-cell table:style-name="Default" office:value-type="string" calcext:value-type="string">
            <text:p>uploaded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palm_type</text:p>
          </table:table-cell>
          <table:table-cell office:value-type="string" calcext:value-type="string">
            <text:p>grouping</text:p>
          </table:table-cell>
          <table:table-cell office:value-type="string" calcext:value-type="string">
            <text:p>crb_damag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POINT(144.88650499999999965 13.57790299999999917)</text:p>
          </table:table-cell>
          <table:table-cell office:value-type="string" calcext:value-type="string">
            <text:p>3d1121fc-1f26-49b5-bffc-206f73e655ad</text:p>
          </table:table-cell>
          <table:table-cell office:value-type="string" calcext:value-type="string">
            <text:p>c188b5c88c9bf72d</text:p>
          </table:table-cell>
          <table:table-cell office:value-type="date" office:date-value="2015-02-26T03:54:26" calcext:value-type="date">
            <text:p>02/26/15 03:54 AM</text:p>
          </table:table-cell>
          <table:table-cell office:value-type="date" office:date-value="2015-02-26" calcext:value-type="date">
            <text:p>02/26/15</text:p>
          </table:table-cell>
          <table:table-cell office:value-type="float" office:value="13.577903" calcext:value-type="float">
            <text:p>13.577903</text:p>
          </table:table-cell>
          <table:table-cell office:value-type="float" office:value="144.886505" calcext:value-type="float">
            <text:p>144.886505</text:p>
          </table:table-cell>
          <table:table-cell office:value-type="string" calcext:value-type="string">
            <text:p>coconut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new damage,old damage,bore hole</text:p>
          </table:table-cell>
          <table:table-cell office:value-type="string" calcext:value-type="string">
            <text:p>2 coconut trees</text:p>
          </table:table-cell>
        </table:table-row>
        <table:table-row table:style-name="ro1">
          <table:table-cell office:value-type="string" calcext:value-type="string">
            <text:p>POINT(144.92857399999999757 13.37449999999999939)</text:p>
          </table:table-cell>
          <table:table-cell office:value-type="string" calcext:value-type="string">
            <text:p>eb5524e0-5ec7-4475-c72c-a8bc3eb5898d</text:p>
          </table:table-cell>
          <table:table-cell office:value-type="string" calcext:value-type="string">
            <text:p>web</text:p>
          </table:table-cell>
          <table:table-cell office:value-type="date" office:date-value="2015-02-19T10:41:49" calcext:value-type="date">
            <text:p>02/19/15 10:41 AM</text:p>
          </table:table-cell>
          <table:table-cell office:value-type="date" office:date-value="2015-02-16" calcext:value-type="date">
            <text:p>02/16/15</text:p>
          </table:table-cell>
          <table:table-cell office:value-type="float" office:value="13.3745" calcext:value-type="float">
            <text:p>13.3745</text:p>
          </table:table-cell>
          <table:table-cell office:value-type="float" office:value="144.928574" calcext:value-type="float">
            <text:p>144.928574</text:p>
          </table:table-cell>
          <table:table-cell office:value-type="string" calcext:value-type="string">
            <text:p>coconut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standing dead palm (snag)</text:p>
          </table:table-cell>
          <table:table-cell office:value-type="string" calcext:value-type="string">
            <text:p>2; RJ, Marty; snag needs to be removed, possible future breedin</text:p>
          </table:table-cell>
        </table:table-row>
        <table:table-row table:style-name="ro1">
          <table:table-cell office:value-type="string" calcext:value-type="string">
            <text:p>POINT(144.88645900000000211 13.57798599999999922)</text:p>
          </table:table-cell>
          <table:table-cell office:value-type="string" calcext:value-type="string">
            <text:p>12ba211b-907f-4eea-9e73-ab9ab9086673</text:p>
          </table:table-cell>
          <table:table-cell office:value-type="string" calcext:value-type="string">
            <text:p>f180520b7f44621b</text:p>
          </table:table-cell>
          <table:table-cell office:value-type="date" office:date-value="2015-02-26T04:29:11" calcext:value-type="date">
            <text:p>02/26/15 04:29 AM</text:p>
          </table:table-cell>
          <table:table-cell office:value-type="date" office:date-value="2015-02-26" calcext:value-type="date">
            <text:p>02/26/15</text:p>
          </table:table-cell>
          <table:table-cell office:value-type="float" office:value="13.577986" calcext:value-type="float">
            <text:p>13.577986</text:p>
          </table:table-cell>
          <table:table-cell office:value-type="float" office:value="144.886459" calcext:value-type="float">
            <text:p>144.886459</text:p>
          </table:table-cell>
          <table:table-cell office:value-type="string" calcext:value-type="string">
            <text:p>coconut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ew damage,old damage,bore hole</text:p>
          </table:table-cell>
          <table:table-cell/>
        </table:table-row>
        <table:table-row table:style-name="ro1">
          <table:table-cell office:value-type="string" calcext:value-type="string">
            <text:p>POINT(144.94113200000001029 13.56709999999999994)</text:p>
          </table:table-cell>
          <table:table-cell office:value-type="string" calcext:value-type="string">
            <text:p>459a8a40-29a8-43d9-9f0a-c1e58256f208</text:p>
          </table:table-cell>
          <table:table-cell office:value-type="string" calcext:value-type="string">
            <text:p>web</text:p>
          </table:table-cell>
          <table:table-cell office:value-type="date" office:date-value="2015-02-20T04:59:02" calcext:value-type="date">
            <text:p>02/20/15 04:59 AM</text:p>
          </table:table-cell>
          <table:table-cell office:value-type="date" office:date-value="2015-02-18" calcext:value-type="date">
            <text:p>02/18/15</text:p>
          </table:table-cell>
          <table:table-cell office:value-type="float" office:value="13.5671" calcext:value-type="float">
            <text:p>13.5671</text:p>
          </table:table-cell>
          <table:table-cell office:value-type="float" office:value="144.941132" calcext:value-type="float">
            <text:p>144.941132</text:p>
          </table:table-cell>
          <table:table-cell office:value-type="string" calcext:value-type="string">
            <text:p>coconut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ew damage</text:p>
          </table:table-cell>
          <table:table-cell office:value-type="string" calcext:value-type="string">
            <text:p>(DOC 84); STUM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-pages="1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3">00/00/0000</text:date>, <text:time style:data-style-name="N2" text:time-value="09:29:34.9649696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brey Moore</meta:initial-creator>
    <meta:creation-date>2015-03-01T10:14:27.375538963</meta:creation-date>
    <dc:date>2015-03-03T09:31:50.368598995</dc:date>
    <meta:editing-duration>P0D</meta:editing-duration>
    <meta:editing-cycles>2</meta:editing-cycles>
    <meta:generator>LibreOffice/4.2.7.2$Linux_X86_64 LibreOffice_project/420m0$Build-2</meta:generator>
    <meta:print-date>2015-03-03T09:31:39.596886684</meta:print-date>
    <meta:document-statistic meta:table-count="1" meta:cell-count="54" meta:object-count="0"/>
  </office:meta>
</office:document-meta>
</file>